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d6835" style:font-size-asian="11pt" style:font-size-complex="11pt"/>
    </style:style>
    <style:style style:name="P3" style:family="paragraph" style:parent-style-name="Standard">
      <style:text-properties fo:font-size="11pt" officeooo:paragraph-rsid="0024a015" style:font-size-asian="11pt" style:font-size-complex="11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d4d4d4" style:font-name="Droid Sans Mono" fo:font-size="10pt" fo:font-weight="normal" fo:background-color="#1e1e1e" style:font-size-asian="10pt" style:font-size-complex="10pt"/>
    </style:style>
    <style:style style:name="P6" style:family="paragraph" style:parent-style-name="Standard">
      <style:text-properties fo:color="#d4d4d4" style:font-name="Droid Sans Mono" fo:font-size="10pt" fo:font-weight="normal" officeooo:paragraph-rsid="0020e8da" fo:background-color="#1e1e1e" style:font-size-asian="10pt" style:font-size-complex="10pt"/>
    </style:style>
    <style:style style:name="P7" style:family="paragraph" style:parent-style-name="Standard">
      <style:text-properties fo:color="#d4d4d4" style:font-name="Droid Sans Mono" fo:font-size="10pt" fo:font-weight="normal" officeooo:paragraph-rsid="0022d2cb" fo:background-color="#1e1e1e" style:font-size-asian="10pt" style:font-size-complex="10pt"/>
    </style:style>
    <style:style style:name="P8" style:family="paragraph" style:parent-style-name="Standard">
      <style:text-properties fo:font-size="10.5p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officeooo:paragraph-rsid="0023e6ec" style:font-size-asian="10pt" style:font-size-complex="10pt"/>
    </style:style>
    <style:style style:name="P11" style:family="paragraph" style:parent-style-name="Standard">
      <style:text-properties fo:color="#f58220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f58220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1bc1d9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e181e" fo:font-weight="bold" officeooo:rsid="001bc1d9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bc1d9" style:font-size-asian="11pt" style:font-size-complex="11pt"/>
    </style:style>
    <style:style style:name="T6" style:family="text">
      <style:text-properties fo:font-size="11pt" officeooo:rsid="0023e6ec" style:font-size-asian="11pt" style:font-size-complex="11pt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weight="normal" fo:background-color="#1e1e1e" loext:char-shading-value="0"/>
    </style:style>
    <style:style style:name="T9" style:family="text">
      <style:text-properties fo:color="#9cdcfe" style:font-name="Droid Sans Mono" fo:font-size="10pt" fo:font-weight="normal" fo:background-color="#1e1e1e" loext:char-shading-value="0" style:font-size-asian="10pt" style:font-size-complex="10pt"/>
    </style:style>
    <style:style style:name="T10" style:family="text">
      <style:text-properties fo:color="#d4d4d4" style:font-name="Droid Sans Mono" fo:font-weight="normal" fo:background-color="#1e1e1e" loext:char-shading-value="0"/>
    </style:style>
    <style:style style:name="T11" style:family="text">
      <style:text-properties fo:color="#d4d4d4" style:font-name="Droid Sans Mono" fo:font-size="10pt" fo:font-weight="normal" fo:background-color="#1e1e1e" loext:char-shading-value="0" style:font-size-asian="10pt" style:font-size-complex="10pt"/>
    </style:style>
    <style:style style:name="T12" style:family="text">
      <style:text-properties fo:color="#4ec9b0"/>
    </style:style>
    <style:style style:name="T13" style:family="text">
      <style:text-properties fo:color="#4ec9b0" style:font-name="Droid Sans Mono" fo:font-weight="normal" fo:background-color="#1e1e1e" loext:char-shading-value="0"/>
    </style:style>
    <style:style style:name="T14" style:family="text">
      <style:text-properties fo:color="#4ec9b0" style:font-name="Droid Sans Mono" fo:font-size="10pt" fo:font-weight="normal" fo:background-color="#1e1e1e" loext:char-shading-value="0" style:font-size-asian="10pt" style:font-size-complex="10pt"/>
    </style:style>
    <style:style style:name="T15" style:family="text">
      <style:text-properties fo:color="#4ec9b0" officeooo:rsid="0020e8da"/>
    </style:style>
    <style:style style:name="T16" style:family="text">
      <style:text-properties fo:color="#4ec9b0" officeooo:rsid="0022d2cb"/>
    </style:style>
    <style:style style:name="T17" style:family="text">
      <style:text-properties fo:color="#569cd6" style:font-name="Droid Sans Mono" fo:font-weight="normal" fo:background-color="#1e1e1e" loext:char-shading-value="0"/>
    </style:style>
    <style:style style:name="T18" style:family="text">
      <style:text-properties officeooo:rsid="001d6835"/>
    </style:style>
    <style:style style:name="T19" style:family="text">
      <style:text-properties fo:color="#c586c0" style:font-name="Droid Sans Mono" fo:font-weight="normal" fo:background-color="#1e1e1e" loext:char-shading-value="0"/>
    </style:style>
    <style:style style:name="T20" style:family="text">
      <style:text-properties fo:color="#c586c0" style:font-name="Droid Sans Mono" fo:font-size="10pt" fo:font-weight="normal" fo:background-color="#1e1e1e" loext:char-shading-value="0" style:font-size-asian="10pt" style:font-size-complex="10pt"/>
    </style:style>
    <style:style style:name="T21" style:family="text">
      <style:text-properties fo:color="#dcdcaa"/>
    </style:style>
    <style:style style:name="T22" style:family="text">
      <style:text-properties fo:color="#dcdcaa" style:font-name="Droid Sans Mono" fo:font-weight="normal" fo:background-color="#1e1e1e" loext:char-shading-value="0"/>
    </style:style>
    <style:style style:name="T23" style:family="text">
      <style:text-properties fo:color="#dcdcaa" style:font-name="Droid Sans Mono" fo:font-size="10pt" fo:font-weight="normal" fo:background-color="#1e1e1e" loext:char-shading-value="0" style:font-size-asian="10pt" style:font-size-complex="10pt"/>
    </style:style>
    <style:style style:name="T24" style:family="text">
      <style:text-properties fo:color="#dcdcaa" officeooo:rsid="0020e8da"/>
    </style:style>
    <style:style style:name="T25" style:family="text">
      <style:text-properties fo:color="#dcdcaa" officeooo:rsid="0022d2cb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0e8da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0e8da" style:font-weight-asian="normal" style:font-weight-complex="normal"/>
    </style:style>
    <style:style style:name="T30" style:family="text">
      <style:text-properties fo:font-weight="normal" officeooo:rsid="0024a015" style:font-weight-asian="normal" style:font-weight-complex="normal"/>
    </style:style>
    <style:style style:name="T31" style:family="text">
      <style:text-properties officeooo:rsid="0022d2cb"/>
    </style:style>
    <style:style style:name="T32" style:family="text">
      <style:text-properties officeooo:rsid="0024a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canner Sınıfı </text:span><text:span text:style-name="T3">ve Metodları</text:span></text:p>
      <text:p text:style-name="P1"><text:s text:c="3"/>Java’da kütüphaneler paket olarak adlandırılır. Paketler sistematik olarak sınıflandırılmışlardır ve bu sınıflara ulaşım kolaylığı sağlanmıştır. Java’da herhangi bir sınıfı kullanabilmek için ilk önce “import” etmek gerekir. Import şu şekilde yapılır:</text:p>
      <text:p text:style-name="P1"/>
      <text:p text:style-name="P10"><text:span text:style-name="T17">import</text:span><text:span text:style-name="T10"> java.util.Scanner;</text:span><text:span text:style-name="T5"> <text:s/></text:span><text:span text:style-name="T6">s</text:span><text:span text:style-name="T4">adece Scanner sınıfını import eder.</text:span></text:p>
      <text:p text:style-name="P1"/>
      <text:p text:style-name="P9"><text:span text:style-name="T17">import</text:span><text:span text:style-name="T10"> java.util.*;</text:span><text:span text:style-name="T4"> <text:s/>“java.util” paketindeki bütün sınıfları import eder.</text:span></text:p>
      <text:p text:style-name="P1"/>
      <text:p text:style-name="P2"><text:s text:c="3"/>Scanner kullanarak klavyeden giriş almak : <text:s/><text:span text:style-name="T9">System</text:span><text:span text:style-name="T11">.</text:span><text:span text:style-name="T9">in</text:span><text:span text:style-name="T11"> </text:span><text:span text:style-name="T14">InputSystem</text:span></text:p>
      <text:p text:style-name="P2"/>
      <text:p text:style-name="P2"><text:s text:c="3"/>Scanner kla<text:span text:style-name="T18">v</text:span>ye kullanımı: <text:s/><text:span text:style-name="T14">Scanner</text:span><text:span text:style-name="T11"> </text:span><text:span text:style-name="T9">klavye</text:span><text:span text:style-name="T11"> = </text:span><text:span text:style-name="T20">new</text:span><text:span text:style-name="T11"> </text:span><text:span text:style-name="T23">Scanner</text:span><text:span text:style-name="T11"> (</text:span><text:span text:style-name="T9">System</text:span><text:span text:style-name="T11">.</text:span><text:span text:style-name="T9">in</text:span><text:span text:style-name="T11">);</text:span></text:p>
      <text:p text:style-name="P2">“klavye” değişken adı olup istediğiniz değeri girebilirsiniz.</text:p>
      <text:p text:style-name="P2"/>
      <text:p text:style-name="P2"><text:s text:c="3"/><text:span text:style-name="T18">Scanner</text:span> sınıfın<text:span text:style-name="T18">ın</text:span> çeşitli metodları vardır:</text:p>
      <text:p text:style-name="P1"><text:span text:style-name="T26"><text:s text:c="3"/>.nextInt</text:span><text:span text:style-name="T27">()</text:span> metodu: <text:span text:style-name="T32">K</text:span>lavyeden bir int değeri okumak ve değişkene atamak için kullanılır.</text:p>
      <text:p text:style-name="P5"><text:span text:style-name="T12">int</text:span> <text:span text:style-name="T7">sayi</text:span> = <text:span text:style-name="T7">klavye</text:span>.<text:span text:style-name="T21">nextInt</text:span>();</text:p>
      <text:p text:style-name="P1"/>
      <text:p text:style-name="P1"><text:span text:style-name="T26"><text:s text:c="3"/>.nextDouble</text:span><text:span text:style-name="T27">()</text:span> metodu: <text:span text:style-name="T32">K</text:span>lavyeden bir double değeri okumak ve değişkene atamak için kullanılır.</text:p>
      <text:p text:style-name="P9"><text:span text:style-name="T13">double</text:span><text:span text:style-name="T10"> </text:span><text:span text:style-name="T8">sayi</text:span><text:span text:style-name="T10"> = </text:span><text:span text:style-name="T8">klavye</text:span><text:span text:style-name="T10">.</text:span><text:span text:style-name="T22">nextDouble</text:span><text:span text:style-name="T10">();</text:span></text:p>
      <text:p text:style-name="P8"><text:span text:style-name="T10"/></text:p>
      <text:p text:style-name="P3"><text:span text:style-name="T26"><text:s text:c="3"/>.next</text:span><text:span text:style-name="T27">()</text:span> metodu: String atamak için kullanılır.</text:p>
      <text:p text:style-name="P5"><text:span text:style-name="T12">String</text:span> <text:span text:style-name="T7">isim</text:span> = <text:span text:style-name="T7">klavye</text:span>.<text:span text:style-name="T21">next</text:span>();</text:p>
      <text:p text:style-name="P1"/>
      <text:p text:style-name="P1"><text:span text:style-name="T26"><text:s text:c="3"/>.nextLine</text:span><text:span text:style-name="T27">()</text:span> metodu: String atmak için kullanılır; next’ten farkı bütün satırı alır, next ise sadece girilen tek kelimeyi alır.</text:p>
      <text:p text:style-name="P5"><text:span text:style-name="T12">String</text:span> <text:span text:style-name="T7">isim</text:span> = <text:span text:style-name="T7">klavye</text:span>.<text:span text:style-name="T21">nextLine</text:span>();</text:p>
      <text:p text:style-name="P1"/>
      <text:p text:style-name="P1"><text:s text:c="3"/><text:span text:style-name="T26">.nextByte() </text:span><text:span text:style-name="T29">metodu: </text:span><text:span text:style-name="T30">K</text:span><text:span text:style-name="T28">lavyeden </text:span>girilen sayıyı byte cinsinden alır. Eğer byte sınırları dışında bir girdi alırsa hata verir.</text:p>
      <text:p text:style-name="P5"><text:span text:style-name="T12">byte</text:span> <text:span text:style-name="T7">sayi</text:span> = <text:span text:style-name="T7">klavye</text:span>.<text:span text:style-name="T21">nextByte</text:span>();</text:p>
      <text:p text:style-name="P1"/>
      <text:p text:style-name="P1"><text:s text:c="3"/><text:span text:style-name="T26">.nextShort() </text:span><text:span text:style-name="T29">metodu: </text:span><text:span text:style-name="T30">K</text:span>lavyeden girilen sayıyı short cinsinden alır. Eğer short sınırları dışında bir girdi alırsa hata verir.</text:p>
      <text:p text:style-name="P6"><text:span text:style-name="T15">short</text:span> <text:span text:style-name="T7">sayi</text:span> = <text:span text:style-name="T7">klavye</text:span>.<text:span text:style-name="T21">next</text:span><text:span text:style-name="T24">Short</text:span>();</text:p>
      <text:p text:style-name="P1"/>
      <text:p text:style-name="P1"><text:s text:c="3"/><text:span text:style-name="T26">.nextLong() </text:span><text:span text:style-name="T29">metodu: </text:span><text:span text:style-name="T30">K</text:span>lavyeden girilen sayıyı long cinsinden alır. Eğer long sınırları dışında bir girdi alırsa hata verir.</text:p>
      <text:p text:style-name="P6"><text:span text:style-name="T15">long</text:span> <text:span text:style-name="T7">sayi</text:span> = <text:span text:style-name="T7">klavye</text:span>.<text:span text:style-name="T21">next</text:span><text:span text:style-name="T24">Long</text:span>();</text:p>
      <text:p text:style-name="P1"/>
      <text:p text:style-name="P1"><text:s text:c="3"/><text:span text:style-name="T26">.nextFloat() </text:span><text:span text:style-name="T31">metodu: K</text:span>lavyeden girilen sayıyı float cinsinden alır. Eğer float sınırları dışında bir girdi alırsa hata verir.</text:p>
      <text:p text:style-name="P7"><text:span text:style-name="T16">float</text:span> <text:span text:style-name="T7">sayi</text:span> = <text:span text:style-name="T7">klavye</text:span>.<text:span text:style-name="T21">next</text:span><text:span text:style-name="T25">Float</text:span>();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8:50:05.648557393</meta:creation-date>
    <dc:date>2018-11-08T19:52:27.262055698</dc:date>
    <meta:editing-duration>PT20M2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226" meta:character-count="1779" meta:non-whitespace-character-count="1537"/>
  </office:meta>
</office:document-meta>
</file>